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table:style-name="ce2" office:value-type="string" calcext:value-type="string">
            <text:p>jobid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isdone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checkstatus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inputdata</text:p>
          </table:table-cell>
          <table:table-cell table:style-name="ce2" office:value-type="float" office:value="700338820.666643" calcext:value-type="float">
            <text:p>700338820.666643</text:p>
          </table:table-cell>
        </table:table-row>
        <table:table-row table:style-name="ro1">
          <table:table-cell table:style-name="ce2" office:value-type="string" calcext:value-type="string">
            <text:p>jobparams</text:p>
          </table:table-cell>
          <table:table-cell table:style-name="ce2" office:value-type="float" office:value="700338820.666643" calcext:value-type="float">
            <text:p>700338820.666643</text:p>
          </table:table-cell>
        </table:table-row>
        <table:table-row table:style-name="ro1">
          <table:table-cell table:style-name="ce2" office:value-type="string" calcext:value-type="string">
            <text:p>emailaddress</text:p>
          </table:table-cell>
          <table:table-cell table:style-name="ce2" office:value-type="float" office:value="261193856.699802" calcext:value-type="float">
            <text:p>261193856.699802</text:p>
          </table:table-cell>
        </table:table-row>
        <table:table-row table:style-name="ro1">
          <table:table-cell table:style-name="ce2" office:value-type="string" calcext:value-type="string">
            <text:p>sequenceorid</text:p>
          </table:table-cell>
          <table:table-cell table:style-name="ce2" office:value-type="float" office:value="97413178.8278952" calcext:value-type="float">
            <text:p>97413178.8278952</text:p>
          </table:table-cell>
        </table:table-row>
        <table:table-row table:style-name="ro1">
          <table:table-cell table:style-name="ce2" office:value-type="string" calcext:value-type="string">
            <text:p>gettextresult</text:p>
          </table:table-cell>
          <table:table-cell table:style-name="ce2" office:value-type="float" office:value="36463.283683109" calcext:value-type="float">
            <text:p>36463.283683109</text:p>
          </table:table-cell>
        </table:table-row>
        <table:table-row table:style-name="ro1">
          <table:table-cell table:style-name="ce2" office:value-type="string" calcext:value-type="string">
            <text:p>contentlist</text:p>
          </table:table-cell>
          <table:table-cell table:style-name="ce2" office:value-type="float" office:value="13599.1114758774" calcext:value-type="float">
            <text:p>13599.1114758774</text:p>
          </table:table-cell>
        </table:table-row>
        <table:table-row table:style-name="ro1">
          <table:table-cell table:style-name="ce2" office:value-type="string" calcext:value-type="string">
            <text:p>getxmlresult</text:p>
          </table:table-cell>
          <table:table-cell table:style-name="ce2" office:value-type="float" office:value="5071.83704409512" calcext:value-type="float">
            <text:p>5071.8370440951</text:p>
          </table:table-cell>
        </table:table-row>
        <table:table-row table:style-name="ro1">
          <table:table-cell table:style-name="ce2" office:value-type="string" calcext:value-type="string">
            <text:p>contentslist</text:p>
          </table:table-cell>
          <table:table-cell table:style-name="ce2" office:value-type="float" office:value="5071.83704409512" calcext:value-type="float">
            <text:p>5071.8370440951</text:p>
          </table:table-cell>
        </table:table-row>
        <table:table-row table:style-name="ro1">
          <table:table-cell table:style-name="ce2" office:value-type="string" calcext:value-type="string">
            <text:p>unpacktextresult</text:p>
          </table:table-cell>
          <table:table-cell table:style-name="ce2" office:value-type="float" office:value="705.463918867283" calcext:value-type="float">
            <text:p>705.4639188673</text:p>
          </table:table-cell>
        </table:table-row>
        <table:table-row table:style-name="ro1">
          <table:table-cell table:style-name="ce2" office:value-type="string" calcext:value-type="string">
            <text:p>searchdatabase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unpackxmlresult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sequencedatabase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bioinformaticsprogram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qret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quences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archsimple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blastprogram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fetchdata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getfastauniprotentry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uniprotaccession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bioinformaticsparameter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runinterproscan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idlist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formatlistfordbfetch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fetchbatch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issequence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getfastaddbjentry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ddbjaccession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parametersxml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ids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runclustalw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outpu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unpackoutpu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alignmen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unpackalignmen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office:value-type="string" calcext:value-type="string">
            <text:p>extractposition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searchparallel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bytetostring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runwublas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decodetext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decodexml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gethitidlis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askforemail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askforsequence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getalignment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getguidetree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getoutput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unpackalignment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unpackguidetree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unpackoutputresult</text:p>
          </table:table-cell>
          <table:table-cell office:value-type="float" office:value="0.708040515462402" calcext:value-type="float">
            <text:p>0.708040515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getproteinfasta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getresul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makedatabaselis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selectdatabase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runncbiblas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ebiinterproscan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getnjtreeresul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getphyliptreeresul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sequencealignmen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unpacknjtree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unpackphyliptree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blastddbj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tmap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fastastring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addangle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splitintosequences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flattenlist</text:p>
          </table:table-cell>
          <table:table-cell office:value-type="float" office:value="0.264066231195499" calcext:value-type="float">
            <text:p>0.2640662312</text:p>
          </table:table-cell>
        </table:table-row>
        <table:table-row table:style-name="ro1">
          <table:table-cell office:value-type="string" calcext:value-type="string">
            <text:p>bioinformaticsprogram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searchparam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biologicalsequencedatabase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nucleotidefasta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isrunning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statu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makeprogramlis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biwublas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selectprogram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fastaprogram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inputdatalis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fastajobparam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runfasta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bincbiblas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ss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sssprogram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msa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runphobiu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unpacktextoutpu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formatasgff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blastsimplifier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minimumorflength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translationtable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orf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fastastringtofastalis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queryseq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buildfastaseq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xtractaccver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xtractde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xtractseq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xpathfromtex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runefetchm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mergestringlisttostring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sequenceoridorgi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isgi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fastafromgi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extractentrie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uniparcid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buildinterpromatchesuniparcurl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entryfromsr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checkforsrserror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picrinputparams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etupiforsequence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unwrappicrresult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ginumber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wsarrayofdataxml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contentxml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semobydatajpeg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semobydatasimpleannotatedjpeg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ragonsimpleannotatedimag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jpegfromannotated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amespa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ecodebase64tobyt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reatefast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uniquehomolog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hs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mm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rn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hsapiensgeneensemb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lattenimage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ingconstan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csbpre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d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addprefixto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csbsuf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addsuf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p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uc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gb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gb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tiny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insd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insd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tiny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quence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jobstatuspol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job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akefastaprogram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lectfastaprogram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fast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lustalwalignmen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lustalwphylogenetictr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blastpg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filecompar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romosomefil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eciesfil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sequenc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hylogenetictr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hi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interproscantmhmmsignal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phobi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tmapsingleseq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ergegff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olecule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kalig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psrchprogram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psr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aff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fi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iopt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archmod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scanp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usc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tcoff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dbformatcoordinat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axspr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uctureor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s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se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ucleotideorftranslat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dbfetchfetchbat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databas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uery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uildqblastput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p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xtractqblastjo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jo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uildqblastget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xtractqblast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ge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a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dalilit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picrsequenceto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fetchinterpromatchesuniparc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itpicr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dbfetchuniparc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masked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tab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peatlibrary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masked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censo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tab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quenceorig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trn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parameter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wrap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indbinaryinteraction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bynewlin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d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protein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dprotein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oxshad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ams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eckstatusworkflow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nsca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nscansplit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peatmask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key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eckforsucces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atuscheck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d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get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nvertlistofkeggidsinto1elementlistoflis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imagefrom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moveduplicatestring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stringintostringlistbyregularexpress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arkpathwaybyobjec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ge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athwaysbycompound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eanshellscriptingho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cbidatabas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compound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compoundinfo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cbiesear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quest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esummary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roteinsequenc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ncatenatetwostring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stringinto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movefirstcharacter</text:p>
          </table:table-cell>
          <table:table-cell office:value-type="float" office:value="0.036730122967294" calcext:value-type="float">
            <text:p>0.036730123</text:p>
          </table:table-cell>
        </table:table-row>
      </table:table>
      <table:named-expressions/>
      <table:database-ranges>
        <table:database-range table:name="__Anonymous_Sheet_DB__0" table:target-range-address="Sheet1.A2:Sheet1.B28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5:18:24.729050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5:34:43.554496751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560" meta:object-count="0"/>
  </office:meta>
</office:document-meta>
</file>